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DFR</text:span><text:span text:style-name="T2_11">_</text:span><text:span text:style-name="T2_12">Key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DFR</text:span><text:span text:style-name="T9_2">_</text:span><text:span text:style-name="T9_3">LCDKeypad</text:span><text:span text:style-name="T9_4"><text:tab/></text:span><text:span text:style-name="T9_5">KEYWORD</text:span><text:span text:style-name="T9_6">1</text:span></text:p>
      <text:p text:style-name="P10"><text:span text:style-name="T10_1">eDFRey</text:span><text:span text:style-name="T10_2"><text:tab/></text:span><text:span text:style-name="T10_3">KEYWORD</text:span><text:span text:style-name="T10_4">1</text:span></text:p>
      <text:p text:style-name="P11"/>
      <text:p text:style-name="P12"><text:span text:style-name="T12_1">#######################################</text:span></text:p>
      <text:p text:style-name="P13"><text:span text:style-name="T13_1">#<text:s/></text:span><text:span text:style-name="T13_2">Methods</text:span><text:span text:style-name="T13_3"><text:s/></text:span><text:span text:style-name="T13_4">and</text:span><text:span text:style-name="T13_5"><text:s/></text:span><text:span text:style-name="T13_6">Functions</text:span><text:span text:style-name="T13_7"><text:s/>(</text:span><text:span text:style-name="T13_8">KEYWORD</text:span><text:span text:style-name="T13_9">2)</text:span></text:p>
      <text:p text:style-name="P14"><text:span text:style-name="T14_1">#######################################</text:span></text:p>
      <text:p text:style-name="P15"><text:span text:style-name="T15_1">#<text:s text:c="2"/></text:span><text:span text:style-name="T15_2">isKey</text:span><text:span text:style-name="T15_3"><text:tab/><text:tab/><text:tab/><text:tab/><text:tab/></text:span><text:span text:style-name="T15_4">KEYWORD</text:span><text:span text:style-name="T15_5">2<text:s text:c="3"/></text:span><text:span text:style-name="T15_6">private</text:span><text:span text:style-name="T15_7"><text:s/></text:span><text:span text:style-name="T15_8">function</text:span></text:p>
      <text:p text:style-name="P16"><text:span text:style-name="T16_1">update</text:span><text:span text:style-name="T16_2"><text:tab/></text:span><text:span text:style-name="T16_3">KEYWORD</text:span><text:span text:style-name="T16_4">2</text:span></text:p>
      <text:p text:style-name="P17"><text:span text:style-name="T17_1">getState</text:span><text:span text:style-name="T17_2"><text:tab/></text:span><text:span text:style-name="T17_3">KEYWORD</text:span><text:span text:style-name="T17_4">2</text:span></text:p>
      <text:p text:style-name="P18"><text:span text:style-name="T18_1">setHeldInterval</text:span><text:span text:style-name="T18_2"><text:tab/></text:span><text:span text:style-name="T18_3">KEYWORD</text:span><text:span text:style-name="T18_4">2</text:span></text:p>
      <text:p text:style-name="P19"><text:span text:style-name="T19_1">setButtonUpHandler</text:span><text:span text:style-name="T19_2"><text:tab/></text:span><text:span text:style-name="T19_3">KEYWORD</text:span><text:span text:style-name="T19_4">2</text:span></text:p>
      <text:p text:style-name="P20"><text:span text:style-name="T20_1">setButtonDownHandler</text:span><text:span text:style-name="T20_2"><text:tab/></text:span><text:span text:style-name="T20_3">KEYWORD</text:span><text:span text:style-name="T20_4">2</text:span></text:p>
      <text:p text:style-name="P21"><text:span text:style-name="T21_1">setButtonHeldHandler</text:span><text:span text:style-name="T21_2"><text:tab/></text:span><text:span text:style-name="T21_3">KEYWORD</text:span><text:span text:style-name="T21_4">2</text:span></text:p>
      <text:p text:style-name="P22"><text:span text:style-name="T22_1">getBrightness</text:span><text:span text:style-name="T22_2"><text:tab/></text:span><text:span text:style-name="T22_3">KEYWORD</text:span><text:span text:style-name="T22_4">2</text:span></text:p>
      <text:p text:style-name="P23"><text:span text:style-name="T23_1">setBrightness</text:span><text:span text:style-name="T23_2"><text:tab/></text:span><text:span text:style-name="T23_3">KEYWORD</text:span><text:span text:style-name="T23_4">2</text:span></text:p>
      <text:p text:style-name="P24"/>
      <text:p text:style-name="P25"><text:span text:style-name="T25_1">#######################################</text:span></text:p>
      <text:p text:style-name="P26"><text:span text:style-name="T26_1">#<text:s/></text:span><text:span text:style-name="T26_2">Constants</text:span><text:span text:style-name="T26_3"><text:s/>(</text:span><text:span text:style-name="T26_4">LITERAL</text:span><text:span text:style-name="T26_5">1)</text:span></text:p>
      <text:p text:style-name="P27"><text:span text:style-name="T27_1">#######################################</text:span></text:p>
      <text:p text:style-name="P28"><text:span text:style-name="T28_1"><text:s/></text:span></text:p>
      <text:p text:style-name="P29"><text:span text:style-name="T29_1">cBacklightPin</text:span><text:span text:style-name="T29_2"><text:s/></text:span><text:span text:style-name="T29_3">LITERAL</text:span><text:span text:style-name="T29_4">1</text:span></text:p>
      <text:p text:style-name="P30"><text:span text:style-name="T30_1">cKeyPin</text:span><text:span text:style-name="T30_2"><text:tab/><text:s text:c="2"/></text:span><text:span text:style-name="T30_3">LITERAL</text:span><text:span text:style-name="T30_4">1</text:span></text:p>
      <text:p text:style-name="P31"><text:span text:style-name="T31_1">cThreshold</text:span><text:span text:style-name="T31_2"><text:tab/></text:span><text:span text:style-name="T31_3">LITERAL</text:span><text:span text:style-name="T31_4">1</text:span></text:p>
      <text:p text:style-name="P32"><text:span text:style-name="T32_1">cDefaultHeldInterval</text:span><text:span text:style-name="T32_2"><text:tab/></text:span><text:span text:style-name="T32_3">LITERAL</text:span><text:span text:style-name="T32_4">1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